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6" style:family="graphic" style:parent-style-name="objectwithoutfill">
      <style:graphic-properties draw:stroke="dash" draw:stroke-dash="Fine_20_Dashed"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1" draw:id="id1" draw:layer="layout" svg:width="5.159cm" svg:height="0.963cm" svg:x="0.106cm" svg:y="0.062cm">
          <draw:text-box>
            <text:p>lat → hop → scc</text:p>
          </draw:text-box>
        </draw:frame>
        <draw:connector draw:style-name="gr2" draw:text-style-name="P1" draw:layer="layout" svg:x1="5.265cm" svg:y1="0.543cm" svg:x2="5.81cm" svg:y2="2.074cm" draw:start-shape="id1" draw:start-glue-point="1" svg:d="m5265 543h523v1531h22" svg:viewBox="0 0 546 1532">
          <text:p/>
        </draw:connector>
        <draw:line draw:style-name="gr3" draw:text-style-name="P1" draw:layer="layout" svg:x1="3.167cm" svg:y1="2.137cm" svg:x2="3.167cm" svg:y2="3.788cm">
          <text:p/>
        </draw:line>
        <draw:line draw:style-name="gr3" draw:text-style-name="P1" draw:layer="layout" svg:x1="4.967cm" svg:y1="2.138cm" svg:x2="4.967cm" svg:y2="3.789cm">
          <text:p/>
        </draw:line>
        <draw:frame draw:style-name="gr1" draw:layer="layout" svg:width="1.522cm" svg:height="0.963cm" svg:x="2.359cm" svg:y="3.642cm">
          <draw:text-box>
            <text:p>dsa</text:p>
          </draw:text-box>
        </draw:frame>
        <draw:frame draw:style-name="gr1" draw:layer="layout" svg:width="1.171cm" svg:height="0.963cm" svg:x="4.459cm" svg:y="3.643cm">
          <draw:text-box>
            <text:p>flq</text:p>
          </draw:text-box>
        </draw:frame>
        <draw:line draw:style-name="gr3" draw:text-style-name="P1" draw:layer="layout" svg:x1="6.767cm" svg:y1="2.137cm" svg:x2="6.767cm" svg:y2="3.788cm">
          <text:p/>
        </draw:line>
        <draw:frame draw:style-name="gr1" draw:layer="layout" svg:width="1.522cm" svg:height="0.963cm" svg:x="6.059cm" svg:y="3.642cm">
          <draw:text-box>
            <text:p>chn</text:p>
          </draw:text-box>
        </draw:frame>
        <draw:line draw:style-name="gr3" draw:text-style-name="P1" draw:layer="layout" svg:x1="8.567cm" svg:y1="2.137cm" svg:x2="8.567cm" svg:y2="3.788cm">
          <text:p/>
        </draw:line>
        <draw:frame draw:style-name="gr1" draw:layer="layout" svg:width="1.556cm" svg:height="0.963cm" svg:x="7.859cm" svg:y="3.642cm">
          <draw:text-box>
            <text:p>ban</text:p>
          </draw:text-box>
        </draw:frame>
        <draw:line draw:style-name="gr4" draw:text-style-name="P1" draw:layer="layout" svg:x1="3.131cm" svg:y1="2.094cm" svg:x2="8.592cm" svg:y2="2.094cm">
          <text:p/>
        </draw:line>
        <draw:frame draw:style-name="gr5" draw:layer="layout" svg:width="2.542cm" svg:height="0.963cm" draw:transform="rotate (-1.5707963267949) translate (4.798cm 6.211cm)">
          <draw:text-box>
            <text:p>flq_chn</text:p>
          </draw:text-box>
        </draw:frame>
        <draw:frame draw:style-name="gr1" draw:layer="layout" svg:width="2.576cm" svg:height="0.963cm" draw:transform="rotate (-1.5707963267949) translate (6.055cm 6.188cm)">
          <draw:text-box>
            <text:p>flq_ban</text:p>
          </draw:text-box>
        </draw:frame>
        <draw:line draw:style-name="gr6" draw:text-style-name="P1" draw:layer="layout" svg:x1="0.381cm" svg:y1="1.651cm" svg:x2="13.335cm" svg:y2="1.651cm">
          <text:p/>
        </draw:line>
        <draw:line draw:style-name="gr6" draw:text-style-name="P1" draw:layer="layout" svg:x1="0.508cm" svg:y1="4.572cm" svg:x2="13.462cm" svg:y2="4.572cm">
          <text:p/>
        </draw:line>
        <draw:frame draw:style-name="gr7" draw:text-style-name="P2" draw:layer="layout" svg:width="2.995cm" svg:height="0.856cm" svg:x="9.979cm" svg:y="0.635cm">
          <draw:text-box>
            <text:p><text:span text:style-name="T1">Core Layer</text:span></text:p>
          </draw:text-box>
        </draw:frame>
        <draw:frame draw:style-name="gr7" draw:text-style-name="P2" draw:layer="layout" svg:width="4.349cm" svg:height="0.856cm" svg:x="9.398cm" svg:y="3.048cm">
          <draw:text-box>
            <text:p><text:span text:style-name="T1">Application Layer</text:span></text:p>
          </draw:text-box>
        </draw:frame>
        <draw:frame draw:style-name="gr7" draw:text-style-name="P2" draw:layer="layout" svg:width="4.095cm" svg:height="0.856cm" svg:x="9.498cm" svg:y="6.336cm">
          <draw:text-box>
            <text:p><text:span text:style-name="T1">Extension Layer</text:span></text:p>
          </draw:text-box>
        </draw:frame>
        <draw:line draw:style-name="gr4" draw:text-style-name="P1" draw:layer="layout" svg:x1="4.975cm" svg:y1="4.572cm" svg:x2="4.975cm" svg:y2="5.461cm">
          <text:p/>
        </draw:line>
        <draw:line draw:style-name="gr4" draw:text-style-name="P1" draw:layer="layout" svg:x1="4.318cm" svg:y1="5.434cm" svg:x2="5.588cm" svg:y2="5.434cm">
          <text:p/>
        </draw:line>
        <draw:line draw:style-name="gr3" draw:text-style-name="P1" draw:layer="layout" svg:x1="5.588cm" svg:y1="5.461cm" svg:x2="5.588cm" svg:y2="6.35cm">
          <text:p/>
        </draw:line>
        <draw:line draw:style-name="gr3" draw:text-style-name="P1" draw:layer="layout" svg:x1="4.288cm" svg:y1="5.462cm" svg:x2="4.288cm" svg:y2="6.3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22:45:44.627000000</meta:creation-date>
    <dc:date>2014-09-23T17:31:05.972000000</dc:date>
    <meta:editing-duration>PT4M24S</meta:editing-duration>
    <meta:editing-cycles>2</meta:editing-cycles>
    <meta:generator>LibreOffice/4.1.5.3$Windows_x86 LibreOffice_project/1c1366bba2ba2b554cd2ca4d87c06da81c05d24</meta:generator>
    <meta:document-statistic meta:object-count="22"/>
  </office:meta>
</office:document-meta>
</file>